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15cm" fo:min-width="4.7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964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2.05cm" fo:min-width="4.7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cm" fo:min-width="2.46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cm" fo:min-width="2.989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cm" svg:height="1.5cm" svg:x="10.739cm" svg:y="10.7cm">
          <text:p text:style-name="P1">Arduino Un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1.5cm" svg:x="10.739cm" svg:y="8.4cm">
          <text:p text:style-name="P1">AVR lib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1.5cm" svg:x="10.739cm" svg:y="6.5cm">
          <text:p text:style-name="P1">C application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539cm" svg:y1="10.3cm" svg:x2="20.339cm" svg:y2="10.3cm">
          <text:p/>
        </draw:line>
        <draw:frame draw:style-name="gr3" draw:text-style-name="P5" draw:layer="layout" svg:width="4.361cm" svg:height="1.431cm" svg:x="16.139cm" svg:y="6.6cm">
          <draw:text-box>
            <text:p text:style-name="P4">C language</text:p>
          </draw:text-box>
        </draw:frame>
        <draw:frame draw:style-name="gr4" draw:text-style-name="P5" draw:layer="layout" svg:width="4.15cm" svg:height="1.431cm" svg:x="16.089cm" svg:y="10.7cm">
          <draw:text-box>
            <text:p text:style-name="P4">Hardware</text:p>
          </draw:text-box>
        </draw:frame>
        <draw:custom-shape draw:style-name="gr1" draw:text-style-name="P2" xml:id="id2" draw:id="id2" draw:layer="layout" svg:width="5.3cm" svg:height="1.5cm" svg:x="2.439cm" svg:y="7.3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3cm" svg:height="1.5cm" svg:x="2.439cm" svg:y="5.8cm">
          <text:p text:style-name="P1">C heade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5.3cm" svg:height="1.5cm" svg:x="2.439cm" svg:y="3.548cm">
          <text:p text:style-name="P1">C cod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3cm" svg:height="2.4cm" svg:x="2.439cm" svg:y="1.2cm">
          <text:p text:style-name="P1">C header</text:p>
          <text:p text:style-name="P1">for VeriFa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2.5cm" svg:x="7.439cm" svg:y="6cm">
          <text:p text:style-name="P1">gc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" draw:layer="layout" svg:width="4.1cm" svg:height="2.5cm" svg:x="7.239cm" svg:y="2.3cm">
          <text:p text:style-name="P1">verifas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3" draw:layer="layout" draw:type="curve" draw:line-skew="-0.475cm" svg:x1="2.439cm" svg:y1="4.298cm" svg:x2="2.439cm" svg:y2="8.05cm" draw:start-shape="id1" draw:start-glue-point="3" draw:end-shape="id2" draw:end-glue-point="3" svg:d="M2439 4298c-1537 0-1537 3752 0 3752" svg:viewBox="0 0 1154 37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3:33:40.497268341</meta:creation-date>
    <dc:date>2016-01-29T13:49:52.084387789</dc:date>
    <meta:editing-duration>PT16M5S</meta:editing-duration>
    <meta:editing-cycles>16</meta:editing-cycles>
    <meta:generator>LibreOffice/5.0.5.1$Linux_X86_64 LibreOffice_project/00m0$Build-1</meta:generator>
    <meta:document-statistic meta:object-count="13"/>
  </office:meta>
</office:document-meta>
</file>